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XTState.calcResultCT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TState.transformPoint( int x , int 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State.refineCTM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TState.updateResultCTM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State.p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XTState.transformPoint( Point p ,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XTState.getResultC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XTState.TX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XTState.push( CTM ct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